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KaTeX Main" svg:font-family="'KaTeX Main', 'Times New Roman'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 Sans" svg:font-family="'Open Sans', serif"/>
    <style:font-face style:name="OpenSymbol" svg:font-family="OpenSymbol" style:font-charset="x-symbol"/>
    <style:font-face style:name="Roboto Mono" svg:font-family="'Roboto Mono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inherit" svg:font-family="inherit"/>
  </office:font-face-decls>
  <office:automatic-styles>
    <style:style style:name="P1" style:family="paragraph" style:parent-style-name="Heading_20_1">
      <style:text-properties fo:font-variant="normal" fo:text-transform="none" fo:color="#000000" loext:opacity="100%" style:font-name="Open Sans" fo:font-size="14.3999996185303pt" fo:letter-spacing="normal" fo:font-style="normal" fo:font-weight="bold"/>
    </style:style>
    <style:style style:name="P2" style:family="paragraph" style:parent-style-name="Heading_20_2">
      <style:text-properties fo:font-variant="normal" fo:text-transform="none" fo:color="#000000" loext:opacity="100%" style:font-name="Open Sans" fo:font-size="14.3999996185303pt" fo:letter-spacing="normal" fo:font-style="normal" fo:font-weight="bold"/>
    </style:style>
    <style:style style:name="P3" style:family="paragraph" style:parent-style-name="Heading_20_3">
      <style:paragraph-properties fo:margin-left="0cm" fo:margin-right="0cm" fo:margin-top="0.508cm" fo:margin-bottom="0.169cm" style:contextual-spacing="false" style:line-height-at-least="0.593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Open Sans" fo:font-size="10.8000001907349pt" fo:letter-spacing="normal" fo:font-style="normal" fo:font-weight="bold"/>
    </style:style>
    <style:style style:name="P4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Open Sans" fo:font-size="8.39999961853027pt" fo:letter-spacing="normal" fo:font-style="normal" fo:font-weight="normal" fo:background-color="#24262c" loext:padding="0cm" loext:border="none"/>
    </style:style>
    <style:style style:name="P5" style:family="paragraph" style:parent-style-name="Preformatted_20_Text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fo:color="#000000" loext:opacity="100%" style:font-name="Open Sans" fo:font-size="8.39999961853027pt" fo:letter-spacing="normal" fo:font-style="normal" fo:font-weight="normal" fo:background-color="#24262c" loext:padding="0cm" loext:border="none"/>
    </style:style>
    <style:style style:name="P6" style:family="paragraph" style:parent-style-name="Standard">
      <style:text-properties fo:color="#000000" loext:opacity="100%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Open Sans" fo:font-size="8.39999961853027pt" fo:letter-spacing="normal" fo:font-style="normal" fo:font-weight="normal"/>
    </style:style>
    <style:style style:name="P8" style:family="paragraph" style:parent-style-name="Text_20_body">
      <style:paragraph-properties fo:margin-left="0cm" fo:margin-right="0cm" style:line-height-at-least="0.529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Open Sans" fo:font-size="8.39999961853027pt" fo:letter-spacing="normal" fo:font-style="normal" fo:font-weight="normal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Open Sans" fo:font-size="8.39999961853027pt" fo:letter-spacing="normal" fo:font-style="normal" fo:font-weight="normal" fo:background-color="#24262c" loext:padding="0cm" loext:border="none"/>
    </style:style>
    <style:style style:name="P10" style:family="paragraph" style:parent-style-name="Text_20_body" style:list-style-name="L1">
      <style:paragraph-properties fo:margin-left="0.296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normal"/>
    </style:style>
    <style:style style:name="P11" style:family="paragraph" style:parent-style-name="Text_20_body" style:list-style-name="L2">
      <style:paragraph-properties fo:margin-left="0.296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KaTeX Main" fo:font-size="8.39999961853027pt" fo:letter-spacing="normal" fo:font-style="normal" fo:font-weight="normal" fo:background-color="#1d1e23" loext:padding="0cm" loext:border="none"/>
    </style:style>
    <style:style style:name="P12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</style:style>
    <style:style style:name="T1" style:family="text">
      <style:text-properties fo:font-style="italic" loext:padding="0cm" loext:border="none"/>
    </style:style>
    <style:style style:name="T2" style:family="text">
      <style:text-properties style:font-name="inherit"/>
    </style:style>
    <style:style style:name="T3" style:family="text">
      <style:text-properties style:font-name="inherit" fo:font-style="italic"/>
    </style:style>
    <style:style style:name="T4" style:family="text">
      <style:text-properties style:font-name="inherit" fo:font-style="italic" loext:padding="0cm" loext:border="none"/>
    </style:style>
    <style:style style:name="T5" style:family="text">
      <style:text-properties fo:font-variant="normal" fo:text-transform="none" fo:color="#d7d7d7" loext:opacity="100%" style:font-name="Open Sans" fo:font-size="8.39999961853027pt" fo:letter-spacing="normal" fo:font-style="normal" fo:font-weight="normal"/>
    </style:style>
    <style:style style:name="T6" style:family="text">
      <style:text-properties fo:font-variant="normal" fo:text-transform="none" fo:color="#d7d7d7" loext:opacity="100%" style:font-name="inherit" fo:font-size="8.39999961853027pt" fo:letter-spacing="normal" fo:font-style="italic" fo:font-weight="normal" loext:padding="0cm" loext:border="none"/>
    </style:style>
    <style:style style:name="T7" style:family="text">
      <style:text-properties fo:font-variant="normal" fo:text-transform="none" fo:color="#d7d7d7" loext:opacity="100%" style:font-name="inherit" fo:font-size="8.39999961853027pt" fo:letter-spacing="normal" fo:font-style="normal" fo:font-weight="bold" loext:padding="0cm" loext:border="none"/>
    </style:style>
    <style:style style:name="T8" style:family="text">
      <style:text-properties fo:font-variant="normal" fo:text-transform="none" fo:color="#d7d7d7" loext:opacity="100%" style:font-name="KaTeX Main" fo:font-size="8.39999961853027pt" fo:letter-spacing="normal" fo:font-style="normal" fo:font-weight="normal" loext:padding="0cm" loext:border="none"/>
    </style:style>
    <style:style style:name="T9" style:family="text">
      <style:text-properties fo:font-variant="normal" fo:text-transform="none" style:font-name="Open Sans" fo:font-size="8.39999961853027pt" fo:letter-spacing="normal" fo:font-style="normal" fo:font-weight="normal"/>
    </style:style>
    <style:style style:name="T10" style:family="text">
      <style:text-properties fo:font-variant="normal" fo:text-transform="none" style:font-name="inherit" fo:font-size="8.39999961853027pt" fo:letter-spacing="normal" fo:font-style="italic" fo:font-weight="normal" loext:padding="0cm" loext:border="none"/>
    </style:style>
    <style:style style:name="T11" style:family="text">
      <style:text-properties fo:font-variant="normal" fo:text-transform="none" style:font-name="inherit" fo:font-size="8.39999961853027pt" fo:letter-spacing="normal" fo:font-style="normal" fo:font-weight="bold" loext:padding="0cm" loext:border="none"/>
    </style:style>
    <style:style style:name="T12" style:family="text">
      <style:text-properties fo:font-variant="normal" fo:text-transform="none" style:font-name="KaTeX Main" fo:font-size="8.39999961853027pt" fo:letter-spacing="normal" fo:font-style="normal" fo:font-weight="normal" loext:padding="0cm" loext:border="none"/>
    </style:style>
    <style:style style:name="T13" style:family="text">
      <style:text-properties fo:font-variant="normal" fo:text-transform="none" fo:color="#000000" loext:opacity="100%" style:font-name="Open Sans" fo:font-size="8.39999961853027pt" fo:letter-spacing="normal" fo:font-style="normal" fo:font-weight="normal"/>
    </style:style>
    <style:style style:name="T14" style:family="text">
      <style:text-properties fo:font-variant="normal" fo:text-transform="none" fo:color="#000000" loext:opacity="100%" style:font-name="inherit" fo:font-size="8.39999961853027pt" fo:letter-spacing="normal" fo:font-style="italic" fo:font-weight="normal" loext:padding="0cm" loext:border="none"/>
    </style:style>
    <style:style style:name="T15" style:family="text">
      <style:text-properties fo:font-variant="normal" fo:text-transform="none" fo:color="#000000" loext:opacity="100%" style:font-name="inherit" fo:font-size="8.39999961853027pt" fo:letter-spacing="normal" fo:font-style="normal" fo:font-weight="bold" loext:padding="0cm" loext:border="none"/>
    </style:style>
    <style:style style:name="T16" style:family="text">
      <style:text-properties fo:font-variant="normal" fo:text-transform="none" fo:color="#000000" loext:opacity="100%" style:font-name="KaTeX Main" fo:font-size="8.39999961853027pt" fo:letter-spacing="normal" fo:font-style="normal" fo:font-weight="normal" loext:padding="0cm" loext:border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ivisible By 8</text:h>
      <text:h text:style-name="P2" text:outline-level="2">Problem</text:h>
      <text:p text:style-name="P7">You are given a positive integer <draw:frame draw:style-name="fr1" draw:name="Quadro1" text:anchor-type="char" svg:width="0.041cm" draw:z-index="0"><draw:text-box fo:min-height="0.041cm"><text:p text:style-name="Text_20_body">�</text:p></draw:text-box></draw:frame><text:span text:style-name="T4">N</text:span>. Note that <draw:frame draw:style-name="fr1" draw:name="Quadro2" text:anchor-type="char" svg:width="0.041cm" draw:z-index="1"><draw:text-box fo:min-height="0.041cm"><text:p text:style-name="Text_20_body">�</text:p></draw:text-box></draw:frame><text:span text:style-name="T4">N</text:span> may exceed the range of a 64-bit integer.</text:p>
      <text:p text:style-name="P12"><text:span text:style-name="T13">Find a positive integer </text:span><draw:frame draw:style-name="fr1" draw:name="Quadro3" text:anchor-type="char" svg:width="0.041cm" draw:z-index="2"><draw:text-box fo:min-height="0.041cm"><text:p text:style-name="Text_20_body">�</text:p></draw:text-box></draw:frame><text:span text:style-name="T14">M</text:span><text:span text:style-name="T13"> (without leading zeroes) divisible by </text:span><draw:frame draw:style-name="fr1" draw:name="Quadro4" text:anchor-type="char" svg:width="0.041cm" draw:z-index="3"><draw:text-box fo:min-height="0.041cm"><text:p text:style-name="Text_20_body">8</text:p></draw:text-box></draw:frame><text:span text:style-name="T16">8</text:span><text:span text:style-name="T13">, formed by changing </text:span><text:span text:style-name="Strong_20_Emphasis"><text:span text:style-name="T15">minimum</text:span></text:span><text:span text:style-name="T13"> number of digits in </text:span><draw:frame draw:style-name="fr1" draw:name="Quadro5" text:anchor-type="char" svg:width="0.041cm" draw:z-index="4"><draw:text-box fo:min-height="0.041cm"><text:p text:style-name="Text_20_body">�</text:p></draw:text-box></draw:frame><text:span text:style-name="T14">N</text:span><text:span text:style-name="T13">.<text:line-break/>Note that the number of digits in </text:span><draw:frame draw:style-name="fr1" draw:name="Quadro6" text:anchor-type="char" svg:width="0.041cm" draw:z-index="5"><draw:text-box fo:min-height="0.041cm"><text:p text:style-name="Text_20_body">�</text:p></draw:text-box></draw:frame><text:span text:style-name="T14">M</text:span><text:span text:style-name="T13"> must be equal to the number of digits in </text:span><draw:frame draw:style-name="fr1" draw:name="Quadro7" text:anchor-type="char" svg:width="0.041cm" draw:z-index="6"><draw:text-box fo:min-height="0.041cm"><text:p text:style-name="Text_20_body">�</text:p></draw:text-box></draw:frame><text:span text:style-name="T14">N</text:span><text:span text:style-name="T13">.</text:span></text:p>
      <text:p text:style-name="P8">If there are multiple answers, you may print any one of them.</text:p>
      <text:h text:style-name="P3" text:outline-level="3">Input Format</text:h>
      <text:list xml:id="list2325337326" text:style-name="L1">
        <text:list-item>
          <text:p text:style-name="P10">The first line of input will contain a single integer <draw:frame draw:style-name="fr1" draw:name="Quadro8" text:anchor-type="char" svg:width="0.041cm" draw:z-index="7"><draw:text-box fo:min-height="0.041cm"><text:p text:style-name="Text_20_body">�</text:p></draw:text-box></draw:frame><text:span text:style-name="T1">T</text:span>, denoting the number of test cases.</text:p>
        </text:list-item>
        <text:list-item>
          <text:p text:style-name="P10">Each test case consists of a single line of input containing two space separated numbers - the length of <draw:frame draw:style-name="fr1" draw:name="Quadro9" text:anchor-type="char" svg:width="0.041cm" draw:z-index="8"><draw:text-box fo:min-height="0.041cm"><text:p text:style-name="Text_20_body">�</text:p></draw:text-box></draw:frame><text:span text:style-name="T1">N</text:span> and <draw:frame draw:style-name="fr1" draw:name="Quadro10" text:anchor-type="char" svg:width="0.041cm" draw:z-index="9"><draw:text-box fo:min-height="0.041cm"><text:p text:style-name="Text_20_body">�</text:p></draw:text-box></draw:frame><text:span text:style-name="T1">N</text:span>.</text:p>
        </text:list-item>
      </text:list>
      <text:h text:style-name="P3" text:outline-level="3">Output Format</text:h>
      <text:p text:style-name="P12"><text:span text:style-name="T13">For each test case, output on a new line, a positive number </text:span><draw:frame draw:style-name="fr1" draw:name="Quadro11" text:anchor-type="char" svg:width="0.041cm" draw:z-index="10"><draw:text-box fo:min-height="0.041cm"><text:p text:style-name="Text_20_body">�</text:p></draw:text-box></draw:frame><text:span text:style-name="T14">M</text:span><text:span text:style-name="T13"> (without leading zeroes) divisible by </text:span><draw:frame draw:style-name="fr1" draw:name="Quadro12" text:anchor-type="char" svg:width="0.041cm" draw:z-index="11"><draw:text-box fo:min-height="0.041cm"><text:p text:style-name="Text_20_body">8</text:p></draw:text-box></draw:frame><text:span text:style-name="T16">8</text:span><text:span text:style-name="T13"> and formed by changing the </text:span><text:span text:style-name="Strong_20_Emphasis"><text:span text:style-name="T15">minimum</text:span></text:span><text:span text:style-name="T13"> number of digits of </text:span><draw:frame draw:style-name="fr1" draw:name="Quadro13" text:anchor-type="char" svg:width="0.041cm" draw:z-index="12"><draw:text-box fo:min-height="0.041cm"><text:p text:style-name="Text_20_body">�</text:p></draw:text-box></draw:frame><text:span text:style-name="T14">N</text:span><text:span text:style-name="T13">.</text:span></text:p>
      <text:p text:style-name="P8">If there are multiple answers, you may print any one of them.</text:p>
      <text:h text:style-name="P3" text:outline-level="3">Constraints</text:h>
      <text:list xml:id="list683982695" text:style-name="L2">
        <text:list-item>
          <text:p text:style-name="P11"><draw:frame draw:style-name="fr1" draw:name="Quadro14" text:anchor-type="char" svg:width="0.041cm" draw:z-index="13"><draw:text-box fo:min-height="0.041cm"><text:p text:style-name="Text_20_body">1≤�≤100</text:p></draw:text-box></draw:frame>1≤<text:span text:style-name="T3">T</text:span>≤100</text:p>
        </text:list-item>
        <text:list-item>
          <text:p text:style-name="P11"><draw:frame draw:style-name="fr1" draw:name="Quadro15" text:anchor-type="char" svg:width="0.041cm" draw:z-index="14"><draw:text-box fo:min-height="0.041cm"><text:p text:style-name="Text_20_body">1≤�&lt;101000</text:p></draw:text-box></draw:frame>1≤<text:span text:style-name="T3">N</text:span>&lt;10<text:span text:style-name="T2">1000</text:span></text:p>
        </text:list-item>
      </text:list>
      <text:h text:style-name="P3" text:outline-level="3">Sample 1:</text:h>
      <text:p text:style-name="P9">Input</text:p>
      <text:p text:style-name="P9">Output</text:p>
      <text:p text:style-name="P4">4</text:p>
      <text:p text:style-name="P5">1 7</text:p>
      <text:p text:style-name="P5">3 512</text:p>
      <text:p text:style-name="P5">4 1044</text:p>
      <text:p text:style-name="P5">21 299792458196831048576</text:p>
      <text:p text:style-name="P4">8</text:p>
      <text:p text:style-name="P5">512</text:p>
      <text:p text:style-name="P5">1144</text:p>
      <text:p text:style-name="P5">299792458196831048576</text:p>
      <text:h text:style-name="P3" text:outline-level="3">Explanation:</text:h>
      <text:p text:style-name="P12"><text:span text:style-name="Strong_20_Emphasis"><text:span text:style-name="T15">Test case </text:span></text:span><draw:frame draw:style-name="fr1" draw:name="Quadro16" text:anchor-type="char" svg:width="0.041cm" draw:z-index="15"><draw:text-box fo:min-height="0.041cm"><text:p text:style-name="Text_20_body">1</text:p></draw:text-box></draw:frame><text:span text:style-name="Strong_20_Emphasis"><text:span text:style-name="T16">1</text:span></text:span><text:span text:style-name="Strong_20_Emphasis"><text:span text:style-name="T15">:</text:span></text:span><text:span text:style-name="T13"> </text:span><draw:frame draw:style-name="fr1" draw:name="Quadro17" text:anchor-type="char" svg:width="0.041cm" draw:z-index="16"><draw:text-box fo:min-height="0.041cm"><text:p text:style-name="Text_20_body">7</text:p></draw:text-box></draw:frame><text:span text:style-name="T16">7</text:span><text:span text:style-name="T13"> is not divisible by </text:span><draw:frame draw:style-name="fr1" draw:name="Quadro18" text:anchor-type="char" svg:width="0.041cm" draw:z-index="17"><draw:text-box fo:min-height="0.041cm"><text:p text:style-name="Text_20_body">8</text:p></draw:text-box></draw:frame><text:span text:style-name="T16">8</text:span><text:span text:style-name="T13">. It can be changed to </text:span><draw:frame draw:style-name="fr1" draw:name="Quadro19" text:anchor-type="char" svg:width="0.041cm" draw:z-index="18"><draw:text-box fo:min-height="0.041cm"><text:p text:style-name="Text_20_body">8</text:p></draw:text-box></draw:frame><text:span text:style-name="T16">8</text:span><text:span text:style-name="T13"> which is divisible by </text:span><draw:frame draw:style-name="fr1" draw:name="Quadro20" text:anchor-type="char" svg:width="0.041cm" draw:z-index="19"><draw:text-box fo:min-height="0.041cm"><text:p text:style-name="Text_20_body">8</text:p></draw:text-box></draw:frame><text:span text:style-name="T16">8</text:span><text:span text:style-name="T13"> by changing </text:span><draw:frame draw:style-name="fr1" draw:name="Quadro21" text:anchor-type="char" svg:width="0.041cm" draw:z-index="20"><draw:text-box fo:min-height="0.041cm"><text:p text:style-name="Text_20_body">1</text:p></draw:text-box></draw:frame><text:span text:style-name="T16">1</text:span><text:span text:style-name="T13"> digit which is the minimum possible.</text:span></text:p>
      <text:p text:style-name="P12"><text:span text:style-name="Strong_20_Emphasis"><text:span text:style-name="T15">Test case </text:span></text:span><draw:frame draw:style-name="fr1" draw:name="Quadro22" text:anchor-type="char" svg:width="0.041cm" draw:z-index="21"><draw:text-box fo:min-height="0.041cm"><text:p text:style-name="Text_20_body">2</text:p></draw:text-box></draw:frame><text:span text:style-name="Strong_20_Emphasis"><text:span text:style-name="T16">2</text:span></text:span><text:span text:style-name="Strong_20_Emphasis"><text:span text:style-name="T15">:</text:span></text:span><text:span text:style-name="T13"> </text:span><draw:frame draw:style-name="fr1" draw:name="Quadro23" text:anchor-type="char" svg:width="0.041cm" draw:z-index="22"><draw:text-box fo:min-height="0.041cm"><text:p text:style-name="Text_20_body">512</text:p></draw:text-box></draw:frame><text:span text:style-name="T16">512</text:span><text:span text:style-name="T13"> is already divisible by </text:span><draw:frame draw:style-name="fr1" draw:name="Quadro24" text:anchor-type="char" svg:width="0.041cm" draw:z-index="23"><draw:text-box fo:min-height="0.041cm"><text:p text:style-name="Text_20_body">8</text:p></draw:text-box></draw:frame><text:span text:style-name="T16">8</text:span><text:span text:style-name="T13">. So, no need to change it.</text:span></text:p>
      <text:p text:style-name="P12"><text:span text:style-name="Strong_20_Emphasis"><text:span text:style-name="T15">Test case </text:span></text:span><draw:frame draw:style-name="fr1" draw:name="Quadro25" text:anchor-type="char" svg:width="0.041cm" draw:z-index="24"><draw:text-box fo:min-height="0.041cm"><text:p text:style-name="Text_20_body">3</text:p></draw:text-box></draw:frame><text:span text:style-name="Strong_20_Emphasis"><text:span text:style-name="T16">3</text:span></text:span><text:span text:style-name="Strong_20_Emphasis"><text:span text:style-name="T15">:</text:span></text:span><text:span text:style-name="T13"> </text:span><draw:frame draw:style-name="fr1" draw:name="Quadro26" text:anchor-type="char" svg:width="0.041cm" draw:z-index="25"><draw:text-box fo:min-height="0.041cm"><text:p text:style-name="Text_20_body">1044</text:p></draw:text-box></draw:frame><text:span text:style-name="T16">1044</text:span><text:span text:style-name="T13"> is not divisible by </text:span><draw:frame draw:style-name="fr1" draw:name="Quadro27" text:anchor-type="char" svg:width="0.041cm" draw:z-index="26"><draw:text-box fo:min-height="0.041cm"><text:p text:style-name="Text_20_body">8</text:p></draw:text-box></draw:frame><text:span text:style-name="T16">8</text:span><text:span text:style-name="T13">. It can be changed to </text:span><draw:frame draw:style-name="fr1" draw:name="Quadro28" text:anchor-type="char" svg:width="0.041cm" draw:z-index="27"><draw:text-box fo:min-height="0.041cm"><text:p text:style-name="Text_20_body">1144</text:p></draw:text-box></draw:frame><text:span text:style-name="T16">1144</text:span><text:span text:style-name="T13"> which is divisible by </text:span><draw:frame draw:style-name="fr1" draw:name="Quadro29" text:anchor-type="char" svg:width="0.041cm" draw:z-index="28"><draw:text-box fo:min-height="0.041cm"><text:p text:style-name="Text_20_body">8</text:p></draw:text-box></draw:frame><text:span text:style-name="T16">8</text:span><text:span text:style-name="T13"> by changing </text:span><draw:frame draw:style-name="fr1" draw:name="Quadro30" text:anchor-type="char" svg:width="0.041cm" draw:z-index="29"><draw:text-box fo:min-height="0.041cm"><text:p text:style-name="Text_20_body">1</text:p></draw:text-box></draw:frame><text:span text:style-name="T16">1</text:span><text:span text:style-name="T13"> digit which is the minimum possible.<text:line-break/>Note that other valid answers like </text:span><draw:frame draw:style-name="fr1" draw:name="Quadro31" text:anchor-type="char" svg:width="0.041cm" draw:z-index="30"><draw:text-box fo:min-height="0.041cm"><text:p text:style-name="Text_20_body">1024</text:p></draw:text-box></draw:frame><text:span text:style-name="T16">1024</text:span><text:span text:style-name="T13">, </text:span><draw:frame draw:style-name="fr1" draw:name="Quadro32" text:anchor-type="char" svg:width="0.041cm" draw:z-index="31"><draw:text-box fo:min-height="0.041cm"><text:p text:style-name="Text_20_body">1040</text:p></draw:text-box></draw:frame><text:span text:style-name="T16">1040</text:span><text:span text:style-name="T13">, </text:span><draw:frame draw:style-name="fr1" draw:name="Quadro33" text:anchor-type="char" svg:width="0.041cm" draw:z-index="32"><draw:text-box fo:min-height="0.041cm"><text:p text:style-name="Text_20_body">1344</text:p></draw:text-box></draw:frame><text:span text:style-name="T16">1344</text:span><text:span text:style-name="T13"> are also possible, since each of them require changing a single digit only.</text:span>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KaTeX Main" svg:font-family="'KaTeX Main', 'Times New Roman'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 Sans" svg:font-family="'Open Sans', serif"/>
    <style:font-face style:name="OpenSymbol" svg:font-family="OpenSymbol" style:font-charset="x-symbol"/>
    <style:font-face style:name="Roboto Mono" svg:font-family="'Roboto Mono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13T08:15:00.794000000</dc:date>
    <meta:editing-duration>PT39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63" meta:word-count="310" meta:character-count="1486" meta:non-whitespace-character-count="1243"/>
  </office:meta>
</office:document-meta>
</file>